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70000001FC197CF0329A301B4.png" manifest:media-type="image/png"/>
  <manifest:file-entry manifest:full-path="Pictures/10000001000000F7000000565636467CFEAC770E.png" manifest:media-type="image/png"/>
  <manifest:file-entry manifest:full-path="Pictures/100000010000019500000074E09A17FBDE3D3DE4.png" manifest:media-type="image/png"/>
  <manifest:file-entry manifest:full-path="Pictures/10000001000001AE000000EAC555427513EBE15B.png" manifest:media-type="image/png"/>
  <manifest:file-entry manifest:full-path="Pictures/10000001000000E2000000B605C9C65DCAEE6C17.png" manifest:media-type="image/png"/>
  <manifest:file-entry manifest:full-path="Pictures/1000C59E00002C790000182F0DEB4360EEF3C8B7.svg" manifest:media-type="image/svg+xml"/>
  <manifest:file-entry manifest:full-path="Pictures/1000241500001753000012D83405BE6C128538ED.svg" manifest:media-type="image/svg+xml"/>
  <manifest:file-entry manifest:full-path="Pictures/10000001000000800000008075AA44A4D84FF216.png" manifest:media-type="image/png"/>
  <manifest:file-entry manifest:full-path="Pictures/1000000100000080000000801884AB603F655932.png" manifest:media-type="image/png"/>
  <manifest:file-entry manifest:full-path="Pictures/10002B07000029D300000BFDDFB7894F9754F323.svg" manifest:media-type="image/svg+xml"/>
  <manifest:file-entry manifest:full-path="Pictures/10000001000000800000008070D2CC8FBA0503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95a044" draw:marker-start-width="0.508cm" draw:marker-end-width="0.508cm" draw:fill="none" draw:textarea-horizontal-align="left" draw:textarea-vertical-align="top" draw:auto-grow-height="false" fo:min-height="17.049cm" fo:min-width="14.513cm" fo:padding-top="0.175cm" fo:padding-bottom="0.175cm" fo:padding-left="0.3cm" fo:padding-right="0.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102cm" svg:stroke-color="#95a044" draw:marker-start-width="0.508cm" draw:marker-end-width="0.508cm" draw:fill="none" draw:textarea-horizontal-align="center" draw:textarea-vertical-align="middle" draw:auto-grow-height="false" fo:min-height="1.42cm" fo:min-width="5.87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02cm" svg:stroke-color="#95a044" draw:marker-start-width="0.508cm" draw:marker-end-width="0.508cm" draw:fill="none" draw:textarea-horizontal-align="left" draw:textarea-vertical-align="top" draw:auto-grow-height="false" fo:min-height="11.461cm" fo:min-width="5.956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76cm" svg:stroke-color="#95a044" draw:marker-start-width="0.418cm" draw:marker-end-width="0.418cm" draw:fill="solid" draw:fill-color="#ffffff" draw:textarea-horizontal-align="justify" draw:textarea-vertical-align="middle" draw:auto-grow-height="false" fo:min-height="0.683cm" fo:min-width="3.92cm" fo:padding-top="0.162cm" fo:padding-bottom="0.162cm" fo:padding-left="0.287cm" fo:padding-right="0.287cm" fo:wrap-option="no-wrap"/>
      <style:paragraph-properties style:writing-mode="lr-tb"/>
    </style:style>
    <style:style style:name="gr7" style:family="graphic" style:parent-style-name="standard">
      <style:graphic-properties svg:stroke-width="0.076cm" svg:stroke-color="#95a044" draw:marker-start-width="0.418cm" draw:marker-end-width="0.418cm" draw:fill="solid" draw:fill-color="#ffffff" draw:textarea-horizontal-align="justify" draw:textarea-vertical-align="middle" draw:auto-grow-height="false" fo:min-height="0.971cm" fo:min-width="3.374cm" fo:padding-top="0.162cm" fo:padding-bottom="0.162cm" fo:padding-left="0.287cm" fo:padding-right="0.2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2cm" svg:stroke-color="#074b8c" draw:marker-start-width="0.508cm" draw:marker-end-width="0.508cm" draw:fill="none" draw:textarea-horizontal-align="right" draw:textarea-vertical-align="top" draw:auto-grow-height="false" fo:min-height="12.604cm" fo:min-width="7.655cm" fo:padding-top="0.175cm" fo:padding-bottom="0.175cm" fo:padding-left="0.3cm" fo:padding-right="0.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113cm" svg:height="17.399cm" svg:x="4.556cm" svg:y="2.016cm">
          <text:p text:style-name="P1"><text:s text:c="5"/>LaBB-CAT</text:p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855cm" svg:height="1.855cm" svg:x="1.486cm" svg:y="12.807cm">
          <draw:image xlink:href="Pictures/10000001000000800000008070D2CC8FBA050386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>Recording</text:p>
          </draw:image>
        </draw:frame>
        <draw:frame draw:style-name="gr2" draw:text-style-name="P2" xml:id="id1" draw:id="id1" draw:layer="layout" svg:width="1.837cm" svg:height="1.837cm" svg:x="1.74cm" svg:y="9.393cm">
          <draw:image xlink:href="Pictures/1000000100000080000000801884AB603F655932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>Transcript</text:p>
          </draw:image>
        </draw:frame>
        <draw:custom-shape draw:style-name="gr3" draw:text-style-name="P2" xml:id="id5" draw:id="id5" draw:layer="layout" svg:width="6.472cm" svg:height="1.77cm" svg:x="12.805cm" svg:y="2.405cm">
          <text:p text:style-name="P1">CMU Dictionary </text:p>
          <text:p text:style-name="P1">Layer Manag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556cm" svg:height="11.811cm" svg:x="12.805cm" svg:y="7.096cm">
          <text:p text:style-name="P1">HTK </text:p>
          <text:p text:style-name="P1">Layer </text:p>
          <text:p text:style-name="P1">Manager</text:p>
          <draw:enhanced-geometry svg:viewBox="0 0 21600 21600" draw:type="rectangle" draw:enhanced-path="M 0 0 L 21600 0 21600 21600 0 21600 0 0 Z N"/>
        </draw:custom-shape>
        <draw:frame draw:style-name="gr2" draw:text-style-name="P2" xml:id="id8" draw:id="id8" draw:layer="layout" svg:width="2.549cm" svg:height="2.052cm" svg:x="24.89cm" svg:y="8.337cm">
          <draw:image xlink:href="Pictures/1000241500001753000012D83405BE6C128538ED.svg" xlink:type="simple" xlink:show="embed" xlink:actuate="onLoad" draw:mime-type="image/svg+xml">
            <text:p text:style-name="P3">P2FA Models</text:p>
            <text:p text:style-name="P3"/>
            <text:p text:style-name="P3"/>
            <text:p text:style-name="P3"/>
            <text:p text:style-name="P3"/>
          </draw:image>
          <draw:image xlink:href="Pictures/10000001000000E2000000B605C9C65DCAEE6C17.png" xlink:type="simple" xlink:show="embed" xlink:actuate="onLoad" draw:mime-type="image/png"/>
        </draw:frame>
        <draw:frame draw:style-name="gr2" draw:text-style-name="P2" xml:id="id9" draw:id="id9" draw:layer="layout" svg:width="6.24cm" svg:height="1.787cm" svg:x="20.079cm" svg:y="16.777cm">
          <draw:image xlink:href="Pictures/10002B07000029D300000BFDDFB7894F9754F323.svg" xlink:type="simple" xlink:show="embed" xlink:actuate="onLoad" draw:mime-type="image/svg+xml">
            <text:p text:style-name="P3"/>
            <text:p text:style-name="P3"/>
            <text:p text:style-name="P3"/>
            <text:p text:style-name="P3">Alignments</text:p>
          </draw:image>
          <draw:image xlink:href="Pictures/100000010000019500000074E09A17FBDE3D3DE4.png" xlink:type="simple" xlink:show="embed" xlink:actuate="onLoad" draw:mime-type="image/png"/>
        </draw:frame>
        <draw:connector draw:style-name="gr5" draw:text-style-name="P4" draw:layer="layout" draw:type="curve" svg:x1="3.577cm" svg:y1="10.311cm" svg:x2="5.92cm" svg:y2="10.312cm" draw:start-shape="id1" draw:start-glue-point="1" draw:end-shape="id2" draw:end-glue-point="6" svg:d="M3577 10311c2088 0 917 1 2343 1" svg:viewBox="0 0 2344 2">
          <text:p/>
        </draw:connector>
        <draw:connector draw:style-name="gr5" draw:text-style-name="P4" draw:layer="layout" draw:type="curve" svg:x1="3.341cm" svg:y1="13.734cm" svg:x2="5.859cm" svg:y2="13.734cm" draw:start-shape="id3" draw:start-glue-point="1" draw:end-shape="id4" draw:end-glue-point="3" svg:d="M3341 13734h2518" svg:viewBox="0 0 2519 1">
          <text:p/>
        </draw:connector>
        <draw:connector draw:style-name="gr5" draw:text-style-name="P4" draw:layer="layout" draw:type="curve" svg:x1="9.095cm" svg:y1="9.613cm" svg:x2="12.805cm" svg:y2="3.29cm" draw:start-shape="id2" draw:start-glue-point="4" draw:end-shape="id5" draw:end-glue-point="3" svg:d="M9095 9613c0-4216 1236-6323 3710-6323" svg:viewBox="0 0 3711 6324">
          <text:p/>
        </draw:connector>
        <draw:connector draw:style-name="gr5" draw:text-style-name="P4" draw:layer="layout" draw:type="curve" svg:x1="16.041cm" svg:y1="4.175cm" svg:x2="16.1cm" svg:y2="5.376cm" draw:start-shape="id5" draw:start-glue-point="2" draw:end-shape="id6" draw:end-glue-point="4" svg:d="M16041 4175c0 910 59 310 59 1201" svg:viewBox="0 0 60 1202">
          <text:p/>
        </draw:connector>
        <draw:connector draw:style-name="gr5" draw:text-style-name="P4" draw:layer="layout" draw:type="curve" svg:x1="16.1cm" svg:y1="6.646cm" svg:x2="23.299cm" svg:y2="11.895cm" draw:start-shape="id6" draw:start-glue-point="6" draw:end-shape="id7" draw:end-glue-point="0" svg:d="M16100 6646c0 3966 7199 1342 7199 5249" svg:viewBox="0 0 7200 5250">
          <text:p/>
        </draw:connector>
        <draw:connector draw:style-name="gr5" draw:text-style-name="P4" draw:layer="layout" draw:type="curve" svg:x1="12.27cm" svg:y1="10.312cm" svg:x2="21.334cm" svg:y2="12.963cm" draw:start-shape="id2" draw:start-glue-point="10" draw:end-shape="id7" svg:d="M12270 10312c6490 0 1959 2651 9064 2651" svg:viewBox="0 0 9065 2652">
          <text:p/>
        </draw:connector>
        <draw:connector draw:style-name="gr5" draw:text-style-name="P4" draw:layer="layout" draw:type="curve" svg:x1="12.393cm" svg:y1="13.734cm" svg:x2="21.334cm" svg:y2="12.963cm" draw:start-shape="id4" draw:start-glue-point="1" draw:end-shape="id7" draw:end-glue-point="3" svg:d="M12393 13734c6369 0 1899-771 8941-771" svg:viewBox="0 0 8942 772">
          <text:p/>
        </draw:connector>
        <draw:connector draw:style-name="gr5" draw:text-style-name="P4" draw:layer="layout" draw:type="curve" svg:x1="24.89cm" svg:y1="9.363cm" svg:x2="23.299cm" svg:y2="11.895cm" draw:start-shape="id8" draw:start-glue-point="3" draw:end-shape="id7" draw:end-glue-point="0" svg:d="M24890 9363c-1061 0-1591 844-1591 2532" svg:viewBox="0 0 1592 2533">
          <text:p/>
        </draw:connector>
        <draw:connector draw:style-name="gr5" draw:text-style-name="P4" draw:layer="layout" draw:type="curve" svg:x1="23.299cm" svg:y1="14.032cm" svg:x2="23.199cm" svg:y2="16.777cm" draw:start-shape="id7" draw:start-glue-point="2" draw:end-shape="id9" draw:end-glue-point="0" svg:d="M23299 14032c0 2223-100 851-100 2745" svg:viewBox="0 0 101 2746">
          <text:p/>
        </draw:connector>
        <draw:connector draw:style-name="gr5" draw:text-style-name="P4" draw:layer="layout" draw:type="curve" svg:x1="20.079cm" svg:y1="17.67cm" svg:x2="9.158cm" svg:y2="18.019cm" draw:start-shape="id9" draw:start-glue-point="3" draw:end-shape="id10" draw:end-glue-point="0" svg:d="M20079 17670c-5761 0-4801-75-6091-175s-4830-226-4830 524" svg:viewBox="0 0 10922 601">
          <text:p/>
        </draw:connector>
        <draw:frame draw:style-name="gr2" draw:text-style-name="P2" xml:id="id4" draw:id="id4" draw:layer="layout" svg:width="6.534cm" svg:height="2.274cm" svg:x="5.859cm" svg:y="12.597cm">
          <draw:image xlink:href="Pictures/10000001000000F7000000565636467CFEAC770E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US English</text:p>
            <text:p text:style-name="P3">or similar</text:p>
          </draw:image>
        </draw:frame>
        <draw:custom-shape draw:style-name="gr6" draw:text-style-name="P5" xml:id="id2" draw:id="id2" draw:layer="layout" svg:width="6.35cm" svg:height="1.397cm" svg:x="5.92cm" svg:y="9.613cm">
          <text:p text:style-name="P1">Orthography</text:p>
          <draw:enhanced-geometry svg:viewBox="0 0 21600 21600" draw:glue-points="10800 0 3160 3160 0 10800 3160 18440 10800 21600 18440 18440 21600 10800 18440 3160 ?f14 ?f15" draw:text-areas="3200 3200 18400 18400" draw:type="round-callout" draw:modifiers="5417.85545583373 38549.3562231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5" xml:id="id6" draw:id="id6" draw:layer="layout" svg:width="5.969cm" svg:height="1.27cm" svg:x="13.115cm" svg:y="5.376cm">
          <text:p text:style-name="P1">F OW N IY M Z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" draw:text-style-name="P2" xml:id="id7" draw:id="id7" draw:layer="layout" svg:width="3.93cm" svg:height="2.137cm" svg:x="21.334cm" svg:y="11.895cm">
          <draw:image xlink:href="Pictures/1000C59E00002C790000182F0DEB4360EEF3C8B7.svg" xlink:type="simple" xlink:show="embed" xlink:actuate="onLoad" draw:mime-type="image/svg+xml">
            <text:p text:style-name="P3"/>
            <text:p text:style-name="P3"/>
            <text:p text:style-name="P3"/>
            <text:p text:style-name="P3"><text:s text:c="20"/>HTK</text:p>
          </draw:image>
          <draw:image xlink:href="Pictures/10000001000001AE000000EAC555427513EBE15B.png" xlink:type="simple" xlink:show="embed" xlink:actuate="onLoad" draw:mime-type="image/png"/>
        </draw:frame>
        <draw:frame draw:style-name="gr8" draw:text-style-name="P4" xml:id="id10" draw:id="id10" draw:layer="layout" svg:width="6.477cm" svg:height="0.819cm" svg:x="5.92cm" svg:y="18.019cm">
          <draw:image xlink:href="Pictures/10000001000001170000001FC197CF0329A301B4.png" xlink:type="simple" xlink:show="embed" xlink:actuate="onLoad" draw:mime-type="image/png">
            <text:p/>
          </draw:image>
        </draw:frame>
        <draw:custom-shape draw:style-name="gr9" draw:text-style-name="P2" draw:layer="layout" svg:width="8.255cm" svg:height="12.954cm" svg:x="20.05cm" svg:y="6.461cm">
          <text:p text:style-name="P1">HTK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102cm" svg:height="1.103cm" svg:x="4.608cm" svg:y="2.048cm">
          <draw:image xlink:href="Pictures/10000001000000800000008075AA44A4D84FF21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02T11:20:37.886242498</meta:creation-date>
    <dc:date>2024-10-30T11:34:57.900109812</dc:date>
    <meta:editing-duration>PT3H48M4S</meta:editing-duration>
    <meta:editing-cycles>19</meta:editing-cycles>
    <meta:generator>LibreOffice/7.3.7.2$Linux_X86_64 LibreOffice_project/30$Build-2</meta:generator>
    <dc:creator>Robert Fromont</dc:creator>
    <meta:document-statistic meta:object-count="24"/>
  </office:meta>
</office:document-meta>
</file>